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 programme en voie d'extinction. Mais son héritage n'est pas limité à l'étude des "mèmes internet": si Dawkins (2006) n'était pas le premier à observer côte-à-côte l'évolution biologique et le changement culturel (une métaphore était déjà opérée par Kroeber, 1952 ; et Dawkins, 2006 : 190, cite lui-même Popper comme antécédent), la controverse qu'il a généré a contribué à placer cette question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chercheurs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tte approche aujourd'hui, discute la proposition d'évolution culturelle de ces deux théories depuis l'anthropologie sociale et la théorie des systèmes de développement, en distinguant trois niveaux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il met le doigt sur l'essentialisation du sens des mèmes langagiers.</text:p>
      <text:p text:style-name="Text_20_body">L'approche énactive du langage développée par Cuffari, Di Paolo et De Jaegher (2014) propose une solution à ce problème en répondant à la première critique d'Ingold; le cadre qu'elle propose permet d'analyser réellement le sens comme émanant d'une relation au contexte. Je le présente, et termine en proposant de se recentrer sur les relations entre un mème et ses contextes d'utilisation et de production, afin d'étudier le cycle plus large dont le mème n'est qu'un artefact. Cette propostion restera sujette aux deux plus fortes objections d'Ingold à la mémétique, mais elle devrait néanmoins permettre une compréhension sémantique des phénomènes de diffusion de mèmes langagiers.</text:p>
      <text:h text:style-name="Heading_20_1" text:outline-level="1">Les principes de la mémétique discutés</text:h>
      <text:p text:style-name="First_20_paragraph">Dawkins (200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 : 59‑61) l'avait noté pour l'évolution des langues, et Ingold (1997)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raffinent l'analogie de fond entre changement culturel et évolution biologique.</text:p>
      <text:h text:style-name="Heading_20_2" text:outline-level="2">L'épidémiologie des représentations</text:h>
      <text:p text:style-name="First_20_paragraph">En effet 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j'ai une mélodie en tête (représentation mentale), que je siffle (représentation publique) ;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la façon dont chaque individu perçoit une représentation dépend des modules cognitifs (ceux introduits par Fodor, 1983) mis en jeu. Le système cognitif est vu comme un ensemble de modules de traitement de l'information indépendants, et seule une partie de ces modules est activée lors de la perception d'une représenta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à savoir traiter des représentations du monde moderne) est la principale source de transformations des représentations au cours de leur diffusion (Sperber, 1996 : 138‑139).</text:p>
      <text:p text:style-name="Text_20_body">Sperber combine donc l'idée d'une modularité de l'esprit – fait de modules évolués dans un environnement très différent de celui d'aujourd'hui – à la description de la culture à partir de parties élémentaires – les représentations –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nommés "attracteurs culturels") dans le système dynamique qui modélise l'évolution culturelle.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et c'est donc une des questions centrales de l'épidémiologie des représentations (Sperber, 1996 : 106). Dans ce courant, Morin (2013) a étudié l'évolution de portraits peints au cours des siècles en l'expliquant par certains biais de perception du visage humain. De façon similaire, Miton, Claidière et Mercier (2015) étudient l'évolution de la pratique médicinale de la saignée, la reliant à des prédispositions perceptuelles. Les travaux de Moussaïd, Brighton et Gaissmaier (2015) sur l'amplification de la perception du risque sont un autre exemple d'évolution culturelle, à plus court terme.</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7 ; Ingold, 1999 ; Ingold, 2004 ; Ingold,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pour montrer sa similarité avec des problématiques récurrentes en linguistique. Mon but dans cette première partie de l'article est d'identifier ainsi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 et la partie montrera quels éléments de ces critiques sont aussi opposables aux autres approches darwiniennes (comme celle de Mesoudi, 2011).</text:p>
      <text:p text:style-name="Text_20_body">D'après Ingold, l'approche épidémiologique de Sperber (1996) participe à une description de la réalité en trois grandes strates: la strate biologique, qui sert de substrat à la deuxième strate, cognitive, qui elle-même sert de substrat à la troisième strate, culturelle. Chacune des strates s'attache à une couche conceptuelle de la réalité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1996), étudiant la <text:span text:style-name="T6">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e séparation erronée entre substance et forme. Sans ces séparations entre substance et forme, (2) il n'est pas possible de séparer les trois strates. En effet elles se manifestent concrètement de façon inextricable dans un seul et même objet: l'organisme. Si un découpage conceptuel est nécessaire, il n'est pas clair que le découpage entre biologie, cognition, et culture soit le meilleur. Mais, (3) la notion d'organisme est elle-même problématique.</text:p>
      <text:p text:style-name="Text_20_body">Examinons le détail de la critique (1). Les critiques (2) et (3) seront discutées dans la partie .</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e l'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Weismann, 1893): elles n'influencent donc pas l'évolution de l'espèce elle-même au-delà de la variation du nombre de descendants d'un individu, quantité qui est ensuite moyennée sur la population d'individus (Fisher et Bennett, 1999). Ainsi, connaître l'évolution de la spécification génétique revient à décrire l'essentiel de l'évolution biologique, ce qui, logiquement, fait des gènes le principal objet d'étude pertinent.<text:note text:id="ftn0" text:note-class="footnote"><text:note-citation>1</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Neumann-Held (2001), citant Portin (1993), explique:</text:p>
      <text:p text:style-name="P1">"Un coup d'œil rapide à la littérature actuelle en génétique suffirait à révéler que, bien que le terme de 'gène' soit beaucoup utilisé, il signifie différentes choses pour différentes personnes. [...] Aujourd'hui le gène est [...] une unité, un segment qui correspond à une unité-fonction, défini par les besoins de chaque expérimentateur." (Portin, 1993 : 208 ; dans Neumann-Held, 2001 : 69)<text:note text:id="ftn1" text:note-class="footnote"><text:note-citation>2</text:note-citation><text:note-body><text:p text:style-name="Footnote">La traduction de Neumann-Held (2001) est la mienne.</text:p></text:note-body></text:note></text:p>
      <text:p text:style-name="First_20_paragraph">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es gènes sont un matériau participant aux interactions entre tous les éléments d'une cellule pour la synthèse des protéines, sans coder de spécification univoque. Cette observation est d'ailleurs au fondement de la biologie évolutive du développement, ou « évo-dévo », qui a montré que des processus développementaux différents peuvent produire des organismes différents à partir des mêmes gènes (West-Eberhard, 2003): si la machinerie cellulaire ou l'environnement dans lequel se développe l'organisme change, l'organisme développé ne sera plus le même (pour plus de détails sur ces phénomènes voir par exemple Gould, 1977 ; on pourra aussi s'intéresser à l'exemple de l'évolution des ailes des oiseaux, Prum et Brush, 2014). En un mot, la distinction entre gène et organisme, c'est-à-dire entre inné et acquis, entre spécification génotypique et réalisation phénotypique, ou encore entre substance et forme, est un modèle qui déforme la réalité et ne permet plus progresser (Lewontin, 2001a ; Lewontin,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text:note text:id="ftn2" text:note-class="footnote"><text:note-citation>3</text:note-citation><text:note-body><text:p text:style-name="Footnote">Nous verrons dans la partie que cette dernière observation est problématique non seulement pour la mémétique et l'épidémiologie des représentations, mais également pour des théories de co-évolution biologie-culture comme celle que propose Mesoudi (2011).</text:p></text:note-body></text:note></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1997), cette vision reprend la séparation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text:note text:id="ftn3" text:note-class="footnote"><text:note-citation>4</text:note-citation><text:note-body><text:p text:style-name="Footnote">Un argument de type « pauvreté du stimulus » (Chomsky, 2005) n'est pas non plus opposable ici: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 : 192). Le modèle d'épidémiologie des représentations décrit par Sperber (1996 : 77‑97) chemine en sens inverse, venant des sciences sociales pour aller vers le biologique: il part d'une notion de représentation publique venant des sciences sociales (par exemple une image, un discours, ou une idéologie, qui existent dans le monde physique extérieur), et la connecte avec la notion de représentation mentale des sciences cognitives (telle que développée par Marr, 1982), à l'intérieur du cerveau. Il propose alors d'étudier la culture comme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et produite à nouveau (Sperber se distancie ainsi des sciences sociales qui considéreraient que la psychologie n'a pas d'incidence sur la culture, Sperber, 1996 : 63‑66).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Cependant, les deux modèles proposent la même notion de culture: une collection d'atomes culturels que les cerveaux humains acquièrent, transforment et transmettent, et qui évolue parallèlement à la biologie. On parle alors de <text:span text:style-name="T34">coévolution</text:span><text:span text:style-name="T35"> </text:span><text:span text:style-name="T36">gène-culture</text:span> (Sperber, 1996 : 114). Ingold (1997) considère que cette conception est erronée. Il défend, d'un côté, que la transmission de tels atomes culturels implique bien plus que Sperber et Dawkins ne l'entendent, et de l'autre, que la culture est décrite par des façons de percevoir et d'agir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 (Sperber, 1996 : 61). Pour Sperber donc, cette recette de cuisine est un morceau de culture. Pour Ingold au contraire, la connaissanc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 faire fondre le beurre et y incorporer la farine »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onnaissance d'un cuisinier est le savoir pratique de toutes ces tâches, c'est-à-dire ce qui permet de donner un sens aux instructions d'une recette (Ingold, 1997).</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1997 ; Ingold, 2004).</text:p>
      <text:p text:style-name="Text_20_body">Cette critique correspond à remarquer que Sperber et Dawkins adoptent la conception orthodoxe des sciences cognitives (aussi connue sous le nom de "métaphore cybernétique de la cognition", représentée par des auteurs comme Chomsky, 1959 ; Fodor, 1975 ; et Marr, 1982), selon laquelle l'essentiel de la cognition se passe dans le cerveau, vu comme un appareil de traitement de l'information qui opère sur des représentations dotées de propriétés formelles. Ingold s'appuie ainsi sur le "tournant E" en sciences cognitives (pour cognition énactive, « embodied » (corporisée), « embedded » (située), et étendue) qui critique la notion de représentation pour le peu de pouvoir explicatif qu'elle apporte, et pour la dichotomie qu'elle crée entre un monde de significations mentales et un monde d'actions physiques (voir par exemple Menary, 2006 ; et Hutto et Myin, 2013). De façon analogue au niveau biologique, où le code génétique est séparé conceptuellement de l'organisme qui se développe et dont on abstrait les fluctuations, la conception orthodoxe sépare conceptuellement la représentation de sa manifestation concrète dans des contextes d'interaction: on pense ainsi l'évolution culturelle comme des ensembles de représentations, autrement dit de spécifications abstraites de la culture, qui évoluent parallèlement à l'évolution cognitive et biologique.</text:p>
      <text:h text:style-name="Heading_20_2" text:outline-level="2">Trois niveaux de critique</text:h>
      <text:p text:style-name="First_20_paragraph">La ligne d'Ingold rapportée ici s'appuie sur l'anthropologie du corps de Mauss (1979), l'approche écologique de la psychologie de Gibson (2014), l'écologie de l'esprit de Bateson (1972), et bien sûr sur le savoir pratique de Bourdieu (1980). <text:note text:id="ftn4" text:note-class="footnote"><text:note-citation>5</text:note-citation><text:note-body><text:p text:style-name="Footnote">On parle plus largement des « quatre E » pour décrire les différents aspects du changement de paradigme : la cognition est vue comme énactive, « embodied » (corporisée), « embedded » (située), et étendue.</text:p></text:note-body></text:note>. , a été extrêmement productif notamment dans le domaine de la perception (O’Regan et Noë, 2001), et développe depuis peu (Cuffari, Di Paolo et De Jaegher, 2014).</text:p>
      <text:p text:style-name="Text_20_body">Ces deux approches apparaissent au fond comme des théories de la relation entre le cognitif et le social. Elles diffèrent dans leur façon de rendre compte du réel, principalement au niveau des présupposés de simplification : la première théorie fonctionne sur un principe d'abstraction de l'environnement qui permet de définir des contenus hors-contexte, pour ensuite en étudier la structure et les interactions. Comme j'espère l'avoir expliqué clairement, la deuxième montre comment la première : il y a de nombreux cas où la description en termes de représentations n'est pas adéquate et déforme trop la réalité. Je voudrais maintenant montrer comment cette limitation apparaît concrètement dans la réalisation d'expériences autour de la mémétique.</text:p>
      <text:h text:style-name="Heading_20_1" text:outline-level="1">L'expérience à l'épreuve de la mémétique</text:h>
      <text:h text:style-name="Heading_20_2" text:outline-level="2">Une problématique linguistique</text:h>
      <text:p text:style-name="First_20_paragraph">La problématique détaillée rappelle des questions bien connues de la linguistique. On retrouve un écho au débat entre représentationnalisme et énactivisme dans la séparation entre sémantique d'un côté et pragmatique de l'autre , ou encore entre signifiant et signifié . Mais c'est surtout la vision du second Wittgenstein (1958) qui apparaît chez Ingold et dans l'approche énactiviste (Cuffari, Di Paolo et De Jaegher, 2014) : le langage et le sens y sont décrits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text:span text:style-name="T37">mème</text:span><text:span text:style-name="T38"> </text:span><text:span text:style-name="T39">internet</text:span>. Venant tout droit des sciences dures, la mémétique n'a pas bénéficié de l'intense débat ontologique qui anime les sciences humaines depuis leurs débuts, et a tout simplement ignoré la question plutôt que de la résoudr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mais ces reproductions sont également régulièrement transformées par rapport à l'original, au-delà du simple rognage (Simmons, Adamic et Adar, 2011) : un mot disparaît, une contraction apparaît, une expression est légèrement déformée (pour une typologie complète des transformations qu'on rencontre voir Lauf, Valette et Khouas, 2013). Ces courtes citations sont donc un bon exemple de représentation publique ou de mème qui – malgré la règle implicite de non-modification d'un discours rapporté – est régulièrement transformé au cours de sa propagation sur internet par ce qui semble être des biais cognitifs : un cas d'étude empirique idéal pour l'épidémiologie des représentations. Grâce à un corpus conséquent rendant l'analyse quantitative possible (Leskovec, Backstrom et Kleinberg, 2009), on peut poser la question des types de transformations observés, de leur origine cognitive, de l'effet de leur accumulation à long terme (par exemple l'apparition d'attracteurs culturels), et de l'interaction de ces transformations avec des processus de diffusion.</text:p>
      <text:p text:style-name="Text_20_body">Mais le problème de présupposés détaillé dans la première partie est bien une réalité pour ce type d'étude. Au-delà des difficultés techniques qui ne permettent pas d'avoir accès aux contextes réels de lecture et de production d'une phrase, l'aspect énactif de ces représentations devient évident au moment de réaliser l'analyse : le sens est une construction émanant de la situation concrète du lecteur et de sa relation au texte lu. Prenons l'exemple du tweet suivant :</text:p>
      <text:list text:style-name="L1">
        <text:list-item>
          <text:p text:style-name="P2">On est tous le beau et le moche de quelqu'un</text:p>
        </text:list-item>
      </text:list>
      <text:p text:style-name="First_20_paragraph">Cet énoncé paraît neutre <text:span text:style-name="T40">a</text:span><text:span text:style-name="T41"> </text:span><text:span text:style-name="T42">priori</text:span>, et est suffisamment classique et consensuel pour être aimé<text:note text:id="ftn5" text:note-class="footnote"><text:note-citation>6</text:note-citation><text:note-body><text:p text:style-name="Footnote">C'est-à-dire marqué comme « favori ».</text:p></text:note-body></text:note>, repris et publié à nouveau régulièrement<text:note text:id="ftn6"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43">sens</text:span> de l'échange. Une réponse au message initial est d'abord faite sur le ton de l'humour :</text:p>
      <text:list text:style-name="L2">
        <text:list-item>
          <text:p text:style-name="P3">mais être moche c'est quand même la base ahah</text:p>
        </text:list-item>
      </text:list>
      <text:p text:style-name="First_20_paragraph">Puis deux échanges plus tard la conversation se termine :</text:p>
      <text:list text:style-name="L3">
        <text:list-item>
          <text:p text:style-name="P4">[mort de rire,] pour certaines filles surtout, je pense</text:p>
        </text:list-item>
      </text:list>
      <text:p text:style-name="First_20_paragraph">Même après cinq répliques, on ne sait toujours pas s'il s'agit de sexisme et de rejet ou d'une plaisanterie sans conséquenc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 la mutation de telles représentations publiques, ou mèmes. À la lumière de l'exemple ci-dessus et de son explication dans la première partie, il devient clair qu'un projet visant à étudier les mutations <text:span text:style-name="T44">sémantiques</text:span> sera confronté à une indétermination de fond pour saisir le sens des phrases en question. Étant donné que les informations de contexte nécessaires sont hors de portée (sans même parler de l'appareillage pratique et théorique pour les traiter), il semble indispensable de . Mais alors l'essence du modèle mémétique, qui consiste à faire abstraction du contexte dans l'étude de la diffusion et de la mutation, est perdue.</text:p>
      <text:p text:style-name="Text_20_body">Les alternatives sont donc :</text:p>
      <text:list text:style-name="L4">
        <text:list-item>
          <text:p text:style-name="P5">l'étude de la diffusion sans mutation des représentations ,</text:p>
        </text:list-item>
        <text:list-item>
          <text:p text:style-name="P5">l'étude des régularités qui apparaissent dans les transformations lors de la propagation de ces représentations, et l'effet de leur accumulation au cours de la propagation .</text:p>
        </text:list-item>
      </text:list>
      <text:p text:style-name="First_20_paragraph">Je développe ce dernier angle d'étude dans ma thèse, en m'intéressant aux niveaux lexical (évolution des variables correspondantes à chaque mot, comme par exemple la fréquence d'utilisation ou l'âge moyen d'acquisition , et influence de ces variables sur la probabilité d'être transformé), grammatical (relation entre type de structure et degré de transformation), et informationnel (perte d'information dans les phrases lors de la propagation). Mais quelle que soit la combinaison de niveaux envisagée, le passage à la sémantique : il n'existe pas d'abstraction formelle de la signification qui permette d'agréger quantitativement un grand nombre de transformations pour en rendre compte de façon synthétique et systématique. Le fait qu'une méthode qualitative et interprétative soit bien mieux adaptée à un tel objectif ne fait que renforcer l'observation : il est quelque chose de la sémantique que la science interprétative (à savoir dans notre cas, plutôt énactive) saisit parfaitement, et que la science quantitative ou « formelle » (plutôt représentationnelle) ne peut ni saisir ni circonscrire.</text:p>
      <text:p text:style-name="Text_20_body">L'étude des réseaux sociaux numériques semble refléter ce conflit : la discipline, qui a en grande partie utilisé le modèle mémétique pour l'étude de la diffusion (Adamic <text:span text:style-name="T45">et</text:span><text:span text:style-name="T46"> </text:span><text:span text:style-name="T47">al.</text:span>, 2014), voit se développer un courant s'intéressant à la « contagion complexe », c'est-à-dire l'étude de systèmes dont le processus de base n'est plus la transmission d'un objet atomique (un hashtag, une vidéo, une URL), mais la <text:span text:style-name="T48">contagion</text:span>, avec possible mutation, d'un objet plus compliqué doté d'une structure interne (par exemple une phrase ou un discours, Moussaïd, Brighton et Gaissmaier, 2015). À ce jour, les principaux résultats portent sur des mesures non sémantiques telles que la transmissibilité (Miton, Claidière et Mercier, 2015) ou la mémorabilité (Danescu-Niculescu-Mizil <text:span text:style-name="T49">et</text:span><text:span text:style-name="T50"> </text:span><text:span text:style-name="T51">al.</text:span>, 2011), et tous sont obtenus à l'aide de méthodes alliant qualitatif et quantitatif.</text:p>
      <text:p text:style-name="Text_20_body">La mémétique ne résout donc pas ce problème, ce qui l'a contraint à réduire son champ d'application et de questionnement en se limitant à des situations où il est su à l'avance que le modèle explique la plus grande partie du phénomène observé ; mais on remarquera que ce champ n'est pas clairement délimité et ne correspond pas à celui des réseaux sociaux numériques. Dépasser cette limite nécessite d'écarter le postulat de base d'abstraction du contexte de la mémétique ; il faut au contraire penser le contexte, comme la linguistique et l'anthropologie le font depuis longtemps et comme l'approche énactive des sciences cognitives est en train de le développer.</text:p>
      <text:h text:style-name="Heading_20_1" text:outline-level="1">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a mémétique), précisément parce que le passage est conçu comme une abstraction progressive du contexte, qui entraîne une perte de précision significative (Becker, 1996).</text:p>
      <text:p text:style-name="Text_20_body">Je ne prétends bien sûr pas résoudre cette contradiction qui sous-tend les notions mêmes de <text:span text:style-name="T52">qualitatif</text:span> et de <text:span text:style-name="T53">quantitatif</text:span>, ni même esquisser une proposition qui pourrait s'y atteler ; le programme est trop vaste. Néanmoins le virage énactif des sciences cognitives apporte des éléments de réflexion : celui-ci consiste en effet à passer d'une science des contenus (définis en délimitant des frontières entre intérieur et extérieur, puis en s'attachant aux propriétés de l'intérieur) à une science des liens et de l'attention. Au niveau cognitif, au lieu d'étudier ce qu'un organisme peut faire en toute généralité, il s'agit de se concentrer sur ce qu'une situation donnée permet comme interactions, et étudier ce à quoi l'organisme porte attention dans sa situation. L'approche coupe ainsi transversalement la dichotomie séparant intérieur et extérieur, ou organisme et environnement, en considérant la relation organisme-environnement comme l'objet central de toute analyse. L'application de cette approche à la linguistique est en plein développement, et les récents travaux de Cuffari, Di Paolo et De Jaegher (2014) promettent un éclairage extrêmement riche pour ces questions.</text:p>
      <text:h text:style-name="Heading_20_1" text:outline-level="1">Conclusion</text:h>
      <text:p text:style-name="First_20_paragraph">La mémétique et l'épidémiologie des représentations proposent des descriptions unifiées de la société. Dans leurs versions restreintes, ces propositions se traduisent en modèles applicables à l'analyse linguistique de la diffusion et des mutations dans les réseaux sociaux numériques. Si ces modèles apportent de l'intelligibilité aux réseaux en ligne, il faut garder à l'esprit que leur champ d'application est en réalité limité aux phénomènes de diffusion stricte ou aux mutations non sémantiques.</text:p>
      <text:p text:style-name="Text_20_body">Tenter de généraliser ces approches, que ce soit au niveau théorique ou empirique, fait apparaître les dichotomies de fond qui les limitent. L'approche non représentationnelle du langage , en particulier, semble pouvoir éclairer utilement la question de la sémantique dans son contexte ; une fois pleinement développée, il sera certainement intéressant de voir ce qu'elle peut apporter à l'étude des réseaux sociaux numériques.</text:p>
      <text:h text:style-name="Heading_20_1" text:outline-level="1">Remerciements</text:h>
      <text:h text:style-name="Heading_20_1" text:outline-level="1">Bibliographie</text:h>
      <text:p text:style-name="First_20_paragraph">Adamic, Lada A., Thomas M. Lento, Eytan Adar et Pauline C. Ng. 2014. Information Evolution in Social Networks. <text:span text:style-name="T54">arXiv</text:span><text:span text:style-name="T55">:</text:span><text:span text:style-name="T56">1402</text:span><text:span text:style-name="T57">.</text:span><text:span text:style-name="T58">6792</text:span><text:span text:style-name="T59"> </text:span><text:span text:style-name="T60">[</text:span><text:span text:style-name="T61">physics</text:span><text:span text:style-name="T62">]</text:span>. <text:a xlink:type="simple" xlink:href="http://arxiv.org/abs/1402.6792" office:name=""><text:span text:style-name="Definition">http://arxiv.org/abs/1402.6792</text:span></text:a> (21 février 2016).</text:p>
      <text:p text:style-name="Text_20_body">Aunger, Robert. 2000. <text:span text:style-name="T63">Darwinizing</text:span><text:span text:style-name="T64"> </text:span><text:span text:style-name="T65">culture:</text:span><text:span text:style-name="T66"> </text:span><text:span text:style-name="T67">the</text:span><text:span text:style-name="T68"> </text:span><text:span text:style-name="T69">status</text:span><text:span text:style-name="T70"> </text:span><text:span text:style-name="T71">of</text:span><text:span text:style-name="T72"> </text:span><text:span text:style-name="T73">memetics</text:span><text:span text:style-name="T74"> </text:span><text:span text:style-name="T75">as</text:span><text:span text:style-name="T76"> </text:span><text:span text:style-name="T77">a</text:span><text:span text:style-name="T78"> </text:span><text:span text:style-name="T79">science</text:span>. Oxford; New York: Oxford University Press.</text:p>
      <text:p text:style-name="Text_20_body">Bateson, Gregory. 1972. <text:span text:style-name="T80">Steps</text:span><text:span text:style-name="T81"> </text:span><text:span text:style-name="T82">to</text:span><text:span text:style-name="T83"> </text:span><text:span text:style-name="T84">an</text:span><text:span text:style-name="T85"> </text:span><text:span text:style-name="T86">Ecology</text:span><text:span text:style-name="T87"> </text:span><text:span text:style-name="T88">of</text:span><text:span text:style-name="T89"> </text:span><text:span text:style-name="T90">Mind</text:span><text:span text:style-name="T91">:</text:span><text:span text:style-name="T92"> </text:span><text:span text:style-name="T93">Collected</text:span><text:span text:style-name="T94"> </text:span><text:span text:style-name="T95">Essays</text:span><text:span text:style-name="T96"> </text:span><text:span text:style-name="T97">in</text:span><text:span text:style-name="T98"> </text:span><text:span text:style-name="T99">Anthropology</text:span><text:span text:style-name="T100">,</text:span><text:span text:style-name="T101"> </text:span><text:span text:style-name="T102">Psychiatry</text:span><text:span text:style-name="T103">,</text:span><text:span text:style-name="T104"> </text:span><text:span text:style-name="T105">Evolution</text:span><text:span text:style-name="T106">,</text:span><text:span text:style-name="T107"> </text:span><text:span text:style-name="T108">and</text:span><text:span text:style-name="T109"> </text:span><text:span text:style-name="T110">Epistemology</text:span>. University of Chicago Press.</text:p>
      <text:p text:style-name="Text_20_body">Becker, Howard S. 1996. The epistemology of qualitative research. In R. Jessor, A. Colby et R. A. Shweder (éd.), <text:span text:style-name="T111">Ethnography</text:span><text:span text:style-name="T112"> </text:span><text:span text:style-name="T113">and</text:span><text:span text:style-name="T114"> </text:span><text:span text:style-name="T115">human</text:span><text:span text:style-name="T116"> </text:span><text:span text:style-name="T117">development:</text:span><text:span text:style-name="T118"> </text:span><text:span text:style-name="T119">Context</text:span><text:span text:style-name="T120"> </text:span><text:span text:style-name="T121">and</text:span><text:span text:style-name="T122"> </text:span><text:span text:style-name="T123">meaning</text:span><text:span text:style-name="T124"> </text:span><text:span text:style-name="T125">in</text:span><text:span text:style-name="T126"> </text:span><text:span text:style-name="T127">social</text:span><text:span text:style-name="T128"> </text:span><text:span text:style-name="T129">inquiry</text:span>, 53‑71. (The John D. and Catherine T. MacArthur Foundation series on mental health and development.). Chicago, IL, US: University of Chicago Press.</text:p>
      <text:p text:style-name="Text_20_body">Bourdieu, Pierre. 1980. <text:span text:style-name="T130">Le</text:span><text:span text:style-name="T131"> </text:span><text:span text:style-name="T132">sens</text:span><text:span text:style-name="T133"> </text:span><text:span text:style-name="T134">pratique</text:span>. Paris: Editions de Minuit.</text:p>
      <text:p text:style-name="Text_20_body">Boyd, Robert et Peter J Richerson. 1985. <text:span text:style-name="T135">Culture</text:span><text:span text:style-name="T136"> </text:span><text:span text:style-name="T137">and</text:span><text:span text:style-name="T138"> </text:span><text:span text:style-name="T139">the</text:span><text:span text:style-name="T140"> </text:span><text:span text:style-name="T141">evolutionary</text:span><text:span text:style-name="T142"> </text:span><text:span text:style-name="T143">process</text:span>. Chicago: University of Chicago Press.</text:p>
      <text:p text:style-name="Text_20_body">Chomsky, Noam. 1959. A Review of B. F. Skinner’s Verbal Behavior. <text:span text:style-name="T144">Language</text:span> 35(1). 26‑58. <text:a xlink:type="simple" xlink:href="http://cogprints.org/1148/1/chomsky.htm" office:name=""><text:span text:style-name="Definition">http://cogprints.org/1148/1/chomsky.htm</text:span></text:a> (24 octobre 2016).</text:p>
      <text:p text:style-name="Text_20_body">Chomsky, Noam. 2005. <text:span text:style-name="T145">Rules</text:span><text:span text:style-name="T146"> </text:span><text:span text:style-name="T147">and</text:span><text:span text:style-name="T148"> </text:span><text:span text:style-name="T149">Representations</text:span>. Columbia University Press.</text:p>
      <text:p text:style-name="Text_20_body">Cosmides, Leda et John Tooby. 1997. Evolutionary Psychology: A Primer. <text:a xlink:type="simple" xlink:href="http://www.psych.ucsb.edu/research/cep/primer.html" office:name=""><text:span text:style-name="Definition">http://www.psych.ucsb.edu/research/cep/primer.html</text:span></text:a> (19 décembre 2011).</text:p>
      <text:p text:style-name="Text_20_body">Croft, William. 2013. An evolutionary model of language change and language structure. In, <text:span text:style-name="T150">Explaining</text:span><text:span text:style-name="T151"> </text:span><text:span text:style-name="T152">Language</text:span><text:span text:style-name="T153"> </text:span><text:span text:style-name="T154">Change</text:span><text:span text:style-name="T155">:</text:span><text:span text:style-name="T156"> </text:span><text:span text:style-name="T157">An</text:span><text:span text:style-name="T158"> </text:span><text:span text:style-name="T159">Evolutionary</text:span><text:span text:style-name="T160"> </text:span><text:span text:style-name="T161">Approach</text:span>. Draft 2nd edition (revised). <text:a xlink:type="simple" xlink:href="http://www.unm.edu/~wcroft/Papers/ELC2-Chap02.pdf" office:name=""><text:span text:style-name="Definition">http://www.unm.edu/~wcroft/Papers/ELC2-Chap02.pdf</text:span></text:a> (5 octobre 2016).</text:p>
      <text:p text:style-name="Text_20_body">Cuffari, Elena Clare, Ezequiel Di Paolo et Hanne De Jaegher. 2014. From participatory sense-making to language: there and back again. doi:<text:a xlink:type="simple" xlink:href="https://doi.org/10.1007/s11097-014-9404-9" office:name=""><text:span text:style-name="Definition">10.1007/s11097-014-9404-9</text:span></text:a>. <text:a xlink:type="simple" xlink:href="http://link.springer.com/article/10.1007/s11097-014-9404-9/fulltext.html" office:name=""><text:span text:style-name="Definition">http://link.springer.com/article/10.1007/s11097-014-9404-9/fulltext.html</text:span></text:a> (30 septembre 2015).</text:p>
      <text:p text:style-name="Text_20_body">Danescu-Niculescu-Mizil, Cristian, Lillian Lee, Bo Pang et Jon Kleinberg. 2011. Echoes of power: Language effects and power differences in social interaction. <text:span text:style-name="T162">arXiv</text:span><text:span text:style-name="T163">:</text:span><text:span text:style-name="T164">1112</text:span><text:span text:style-name="T165">.</text:span><text:span text:style-name="T166">3670</text:span><text:span text:style-name="T167"> </text:span><text:span text:style-name="T168">[</text:span><text:span text:style-name="T169">physics</text:span><text:span text:style-name="T170">]</text:span>. <text:a xlink:type="simple" xlink:href="http://arxiv.org/abs/1112.3670" office:name=""><text:span text:style-name="Definition">http://arxiv.org/abs/1112.3670</text:span></text:a> (20 novembre 2013).</text:p>
      <text:p text:style-name="Text_20_body">Darwin, Charles. 1981. <text:span text:style-name="T171">The</text:span><text:span text:style-name="T172"> </text:span><text:span text:style-name="T173">Descent</text:span><text:span text:style-name="T174"> </text:span><text:span text:style-name="T175">of</text:span><text:span text:style-name="T176"> </text:span><text:span text:style-name="T177">Man</text:span><text:span text:style-name="T178">,</text:span><text:span text:style-name="T179"> </text:span><text:span text:style-name="T180">and</text:span><text:span text:style-name="T181"> </text:span><text:span text:style-name="T182">Selection</text:span><text:span text:style-name="T183"> </text:span><text:span text:style-name="T184">in</text:span><text:span text:style-name="T185"> </text:span><text:span text:style-name="T186">Relation</text:span><text:span text:style-name="T187"> </text:span><text:span text:style-name="T188">to</text:span><text:span text:style-name="T189"> </text:span><text:span text:style-name="T190">Sex</text:span>. Princeton, N.J.: Princeton University Press.</text:p>
      <text:p text:style-name="Text_20_body">Dawkins, Richard. 2006. <text:span text:style-name="T191">The</text:span><text:span text:style-name="T192"> </text:span><text:span text:style-name="T193">selfish</text:span><text:span text:style-name="T194"> </text:span><text:span text:style-name="T195">gene</text:span>. Oxford; New York: Oxford University Press.</text:p>
      <text:p text:style-name="Text_20_body">Fisher, Ronald A et J. H Bennett. 1999. <text:span text:style-name="T196">The</text:span><text:span text:style-name="T197"> </text:span><text:span text:style-name="T198">genetical</text:span><text:span text:style-name="T199"> </text:span><text:span text:style-name="T200">theory</text:span><text:span text:style-name="T201"> </text:span><text:span text:style-name="T202">of</text:span><text:span text:style-name="T203"> </text:span><text:span text:style-name="T204">natural</text:span><text:span text:style-name="T205"> </text:span><text:span text:style-name="T206">selection:</text:span><text:span text:style-name="T207"> </text:span><text:span text:style-name="T208">a</text:span><text:span text:style-name="T209"> </text:span><text:span text:style-name="T210">complete</text:span><text:span text:style-name="T211"> </text:span><text:span text:style-name="T212">variorum</text:span><text:span text:style-name="T213"> </text:span><text:span text:style-name="T214">edition</text:span>. Oxford: Oxford University Press.</text:p>
      <text:p text:style-name="Text_20_body">Fodor, Jerry A. 1975. <text:span text:style-name="T215">The</text:span><text:span text:style-name="T216"> </text:span><text:span text:style-name="T217">Language</text:span><text:span text:style-name="T218"> </text:span><text:span text:style-name="T219">of</text:span><text:span text:style-name="T220"> </text:span><text:span text:style-name="T221">Thought</text:span>. New York: Crowell.</text:p>
      <text:p text:style-name="Text_20_body">Fodor, Jerry A. 1983. <text:span text:style-name="T222">The</text:span><text:span text:style-name="T223"> </text:span><text:span text:style-name="T224">Modularity</text:span><text:span text:style-name="T225"> </text:span><text:span text:style-name="T226">of</text:span><text:span text:style-name="T227"> </text:span><text:span text:style-name="T228">Mind</text:span><text:span text:style-name="T229">:</text:span><text:span text:style-name="T230"> </text:span><text:span text:style-name="T231">An</text:span><text:span text:style-name="T232"> </text:span><text:span text:style-name="T233">Essay</text:span><text:span text:style-name="T234"> </text:span><text:span text:style-name="T235">on</text:span><text:span text:style-name="T236"> </text:span><text:span text:style-name="T237">Faculty</text:span><text:span text:style-name="T238"> </text:span><text:span text:style-name="T239">Psychology</text:span>. Cambridge, Mass.: MIT Press.</text:p>
      <text:p text:style-name="Text_20_body">Gibson, James J. 2014. <text:span text:style-name="T240">The</text:span><text:span text:style-name="T241"> </text:span><text:span text:style-name="T242">Ecological</text:span><text:span text:style-name="T243"> </text:span><text:span text:style-name="T244">Approach</text:span><text:span text:style-name="T245"> </text:span><text:span text:style-name="T246">to</text:span><text:span text:style-name="T247"> </text:span><text:span text:style-name="T248">Visual</text:span><text:span text:style-name="T249"> </text:span><text:span text:style-name="T250">Perception</text:span><text:span text:style-name="T251">:</text:span><text:span text:style-name="T252"> </text:span><text:span text:style-name="T253">Classic</text:span><text:span text:style-name="T254"> </text:span><text:span text:style-name="T255">Edition</text:span>. Psychology Press.</text:p>
      <text:p text:style-name="Text_20_body">Gould, Stephen Jay. 1977. <text:span text:style-name="T256">Ontogeny</text:span><text:span text:style-name="T257"> </text:span><text:span text:style-name="T258">and</text:span><text:span text:style-name="T259"> </text:span><text:span text:style-name="T260">phylogeny</text:span>. Cambridge, Mass.: Belknap Press of Harvard University Press.</text:p>
      <text:p text:style-name="Text_20_body">Hutto, Daniel D et Erik Myin. 2013. <text:span text:style-name="T261">Radicalizing</text:span><text:span text:style-name="T262"> </text:span><text:span text:style-name="T263">Enactivism</text:span><text:span text:style-name="T264">:</text:span><text:span text:style-name="T265"> </text:span><text:span text:style-name="T266">Basic</text:span><text:span text:style-name="T267"> </text:span><text:span text:style-name="T268">Minds</text:span><text:span text:style-name="T269"> </text:span><text:span text:style-name="T270">Without</text:span><text:span text:style-name="T271"> </text:span><text:span text:style-name="T272">Content</text:span>. Cambridge, Mass.: MIT Press. <text:a xlink:type="simple" xlink:href="http://public.eblib.com/choice/publicfullrecord.aspx?p=3339551" office:name=""><text:span text:style-name="Definition">http://public.eblib.com/choice/publicfullrecord.aspx?p=3339551</text:span></text:a> (16 octobre 2016).</text:p>
      <text:p text:style-name="Text_20_body">Ingold, Tim. 1997. From the Transmission of Representations to the Education of Attention. <text:a xlink:type="simple" xlink:href="http://lchc.ucsd.edu/MCA/Paper/ingold/ingold1.htm" office:name=""><text:span text:style-name="Definition">http://lchc.ucsd.edu/MCA/Paper/ingold/ingold1.htm</text:span></text:a> (8 décembre 2014).</text:p>
      <text:p text:style-name="Text_20_body">Ingold, Tim. 1999. Three in one: on dissolving the distinctions between body, mind and culture. <text:a xlink:type="simple" xlink:href="http://lchc.ucsd.edu/MCA/Paper/ingold/ingold2.htm" office:name=""><text:span text:style-name="Definition">http://lchc.ucsd.edu/MCA/Paper/ingold/ingold2.htm</text:span></text:a> (14 novembre 2014).</text:p>
      <text:p text:style-name="Text_20_body">Ingold, Tim. 2004. Beyond biology and culture. The meaning of evolution in a relational world. <text:span text:style-name="T273">Social</text:span><text:span text:style-name="T274"> </text:span><text:span text:style-name="T275">Anthropology</text:span> 12(2). 209‑221. doi:<text:a xlink:type="simple" xlink:href="https://doi.org/10.1111/j.1469-8676.2004.tb00102.x" office:name=""><text:span text:style-name="Definition">10.1111/j.1469-8676.2004.tb00102.x</text:span></text:a>. <text:a xlink:type="simple" xlink:href="http://onlinelibrary.wiley.com/doi/10.1111/j.1469-8676.2004.tb00102.x/abstract" office:name=""><text:span text:style-name="Definition">http://onlinelibrary.wiley.com/doi/10.1111/j.1469-8676.2004.tb00102.x/abstract</text:span></text:a> (13 février 2015).</text:p>
      <text:p text:style-name="Text_20_body">Ingold, Tim. 2007. The trouble with « evolutionary biology ». <text:span text:style-name="T276">Anthropology</text:span><text:span text:style-name="T277"> </text:span><text:span text:style-name="T278">Today</text:span> 23(2). 13‑17. doi:<text:a xlink:type="simple" xlink:href="https://doi.org/10.1111/j.1467-8322.2007.00497.x" office:name=""><text:span text:style-name="Definition">10.1111/j.1467-8322.2007.00497.x</text:span></text:a>. <text:a xlink:type="simple" xlink:href="http://onlinelibrary.wiley.com/doi/10.1111/j.1467-8322.2007.00497.x/abstract" office:name=""><text:span text:style-name="Definition">http://onlinelibrary.wiley.com/doi/10.1111/j.1467-8322.2007.00497.x/abstract</text:span></text:a> (13 février 2015).</text:p>
      <text:p text:style-name="Text_20_body">Ingold, Tim et Gisli Palsson. 2014. Biosocial Becomings Integrating Social and Biological Anthropology Biological anthropology and primatology. <text:span text:style-name="T279">Cambridge</text:span><text:span text:style-name="T280"> </text:span><text:span text:style-name="T281">University</text:span><text:span text:style-name="T282"> </text:span><text:span text:style-name="T283">Press</text:span>. <text:a xlink:type="simple" xlink:href="http://www.cambridge.org/ar/academic/subjects/life-sciences/biological-anthropology-and-primatology/biosocial-becomings-integrating-social-and-biological-anthropology?format=HB" office:name=""><text:span text:style-name="Definition">http://www.cambridge.org/ar/academic/subjects/life-sciences/biological-anthropology-and-primatology/biosocial-becomings-integrating-social-and-biological-anthropology?format=HB</text:span></text:a> (14 novembre 2014).</text:p>
      <text:p text:style-name="Text_20_body">Jablonka, Eva M. 2001. The Systems of Inheritance. In Susan Oyama, Paul Griffiths et Russell D Gray (éd.), <text:span text:style-name="T284">Cycles</text:span><text:span text:style-name="T285"> </text:span><text:span text:style-name="T286">of</text:span><text:span text:style-name="T287"> </text:span><text:span text:style-name="T288">contingency:</text:span><text:span text:style-name="T289"> </text:span><text:span text:style-name="T290">developmental</text:span><text:span text:style-name="T291"> </text:span><text:span text:style-name="T292">systems</text:span><text:span text:style-name="T293"> </text:span><text:span text:style-name="T294">and</text:span><text:span text:style-name="T295"> </text:span><text:span text:style-name="T296">evolution</text:span>, 99‑116. Cambridge, Mass.: MIT Press.</text:p>
      <text:p text:style-name="Text_20_body">Kroeber, A. L. 1952. <text:span text:style-name="T297">The</text:span><text:span text:style-name="T298"> </text:span><text:span text:style-name="T299">Nature</text:span><text:span text:style-name="T300"> </text:span><text:span text:style-name="T301">of</text:span><text:span text:style-name="T302"> </text:span><text:span text:style-name="T303">Culture</text:span>. Chicago: University of Chicago Press.</text:p>
      <text:p text:style-name="Text_20_body">Lauf, Aurelien, Mathieu Valette et Leila Khouas. 2013. Analyzing Variation Patterns In Quotes Over Time. <text:span text:style-name="T304">Research</text:span><text:span text:style-name="T305"> </text:span><text:span text:style-name="T306">in</text:span><text:span text:style-name="T307"> </text:span><text:span text:style-name="T308">Computing</text:span><text:span text:style-name="T309"> </text:span><text:span text:style-name="T310">Science</text:span> 70. 223‑232. <text:a xlink:type="simple" xlink:href="http://www.micai.org/rcs/2013_70/Analyzing%20Variation%20Patterns%20In%20Quotes%20Over%20Time.html" office:name=""><text:span text:style-name="Definition">http://www.micai.org/rcs/2013_70/Analyzing%20Variation%20Patterns%20In%20Quotes%20Over%20Time.html</text:span></text:a> (30 juillet 2015).</text:p>
      <text:p text:style-name="Text_20_body">Leskovec, Jure, Lars Backstrom et Jon Kleinberg. 2009. Meme-tracking and the Dynamics of the News Cycle. In, <text:span text:style-name="T311">Proceedings</text:span><text:span text:style-name="T312"> </text:span><text:span text:style-name="T313">of</text:span><text:span text:style-name="T314"> </text:span><text:span text:style-name="T315">the</text:span><text:span text:style-name="T316"> </text:span><text:span text:style-name="T317">15th</text:span><text:span text:style-name="T318"> </text:span><text:span text:style-name="T319">ACM</text:span><text:span text:style-name="T320"> </text:span><text:span text:style-name="T321">SIGKDD</text:span><text:span text:style-name="T322"> </text:span><text:span text:style-name="T323">International</text:span><text:span text:style-name="T324"> </text:span><text:span text:style-name="T325">Conference</text:span><text:span text:style-name="T326"> </text:span><text:span text:style-name="T327">on</text:span><text:span text:style-name="T328"> </text:span><text:span text:style-name="T329">Knowledge</text:span><text:span text:style-name="T330"> </text:span><text:span text:style-name="T331">Discovery</text:span><text:span text:style-name="T332"> </text:span><text:span text:style-name="T333">and</text:span><text:span text:style-name="T334"> </text:span><text:span text:style-name="T335">Data</text:span><text:span text:style-name="T336"> </text:span><text:span text:style-name="T337">Mining</text:span>, 497‑506. (KDD ’09). New York, NY, USA: ACM. doi:<text:a xlink:type="simple" xlink:href="https://doi.org/10.1145/1557019.1557077" office:name=""><text:span text:style-name="Definition">10.1145/1557019.1557077</text:span></text:a>. <text:a xlink:type="simple" xlink:href="http://doi.acm.org/10.1145/1557019.1557077" office:name=""><text:span text:style-name="Definition">http://doi.acm.org/10.1145/1557019.1557077</text:span></text:a> (21 février 2016).</text:p>
      <text:p text:style-name="Text_20_body">Lewontin, Richard C. 2001a. Gene, Organism and Environment: A New Introduction. In Susan Oyama, Paul Griffiths et Russell D Gray (éd.), <text:span text:style-name="T338">Cycles</text:span><text:span text:style-name="T339"> </text:span><text:span text:style-name="T340">of</text:span><text:span text:style-name="T341"> </text:span><text:span text:style-name="T342">contingency:</text:span><text:span text:style-name="T343"> </text:span><text:span text:style-name="T344">developmental</text:span><text:span text:style-name="T345"> </text:span><text:span text:style-name="T346">systems</text:span><text:span text:style-name="T347"> </text:span><text:span text:style-name="T348">and</text:span><text:span text:style-name="T349"> </text:span><text:span text:style-name="T350">evolution</text:span>, 55‑58. Cambridge, Mass.: MIT Press.</text:p>
      <text:p text:style-name="Text_20_body">Lewontin, Richard C. 2001b. Gene, Organism and Environment. In Susan Oyama, Paul Griffiths et Russell D Gray (éd.), <text:span text:style-name="T351">Cycles</text:span><text:span text:style-name="T352"> </text:span><text:span text:style-name="T353">of</text:span><text:span text:style-name="T354"> </text:span><text:span text:style-name="T355">contingency:</text:span><text:span text:style-name="T356"> </text:span><text:span text:style-name="T357">developmental</text:span><text:span text:style-name="T358"> </text:span><text:span text:style-name="T359">systems</text:span><text:span text:style-name="T360"> </text:span><text:span text:style-name="T361">and</text:span><text:span text:style-name="T362"> </text:span><text:span text:style-name="T363">evolution</text:span>, 59‑66. Cambridge, Mass.: MIT Press.</text:p>
      <text:p text:style-name="Text_20_body">Maingueneau, Dominique. 2004. La situation d’énonciation, entre langue et discours. In, <text:span text:style-name="T364">Dix</text:span><text:span text:style-name="T365"> </text:span><text:span text:style-name="T366">ans</text:span><text:span text:style-name="T367"> </text:span><text:span text:style-name="T368">de</text:span><text:span text:style-name="T369"> </text:span><text:span text:style-name="T370">S</text:span><text:span text:style-name="T371">.</text:span><text:span text:style-name="T372">D</text:span><text:span text:style-name="T373">.</text:span><text:span text:style-name="T374">U</text:span><text:span text:style-name="T375">.</text:span>, 197‑210. Craiova, Roumanie: Editura Universitaria Craiova. <text:a xlink:type="simple" xlink:href="http://dominique.maingueneau.pagesperso-orange.fr/pdf/Scene-d-enonciation.pdf" office:name=""><text:span text:style-name="Definition">http://dominique.maingueneau.pagesperso-orange.fr/pdf/Scene-d-enonciation.pdf</text:span></text:a> (22 février 2016).</text:p>
      <text:p text:style-name="Text_20_body">Marr, David. 1982. <text:span text:style-name="T376">Vision:</text:span><text:span text:style-name="T377"> </text:span><text:span text:style-name="T378">A</text:span><text:span text:style-name="T379"> </text:span><text:span text:style-name="T380">Computational</text:span><text:span text:style-name="T381"> </text:span><text:span text:style-name="T382">Investigation</text:span><text:span text:style-name="T383"> </text:span><text:span text:style-name="T384">into</text:span><text:span text:style-name="T385"> </text:span><text:span text:style-name="T386">the</text:span><text:span text:style-name="T387"> </text:span><text:span text:style-name="T388">Human</text:span><text:span text:style-name="T389"> </text:span><text:span text:style-name="T390">Representation</text:span><text:span text:style-name="T391"> </text:span><text:span text:style-name="T392">and</text:span><text:span text:style-name="T393"> </text:span><text:span text:style-name="T394">Processing</text:span><text:span text:style-name="T395"> </text:span><text:span text:style-name="T396">of</text:span><text:span text:style-name="T397"> </text:span><text:span text:style-name="T398">Visual</text:span><text:span text:style-name="T399"> </text:span><text:span text:style-name="T400">Information</text:span>. New York: W.H. Freeman.</text:p>
      <text:p text:style-name="Text_20_body">Mauss, Marcel. 1979. <text:span text:style-name="T401">Sociology</text:span><text:span text:style-name="T402"> </text:span><text:span text:style-name="T403">and</text:span><text:span text:style-name="T404"> </text:span><text:span text:style-name="T405">psychology:</text:span><text:span text:style-name="T406"> </text:span><text:span text:style-name="T407">Essays</text:span><text:span text:style-name="T408">.</text:span><text:span text:style-name="T409"> </text:span><text:span text:style-name="T410">Transl</text:span><text:span text:style-name="T411">.</text:span><text:span text:style-name="T412"> </text:span><text:span text:style-name="T413">by</text:span><text:span text:style-name="T414"> </text:span><text:span text:style-name="T415">Ben</text:span><text:span text:style-name="T416"> </text:span><text:span text:style-name="T417">Brewster</text:span><text:span text:style-name="T418">.</text:span> London: Routledge &amp; Kegan Paul.</text:p>
      <text:p text:style-name="Text_20_body">Menary, Richard. 2006. <text:span text:style-name="T419">Radical</text:span><text:span text:style-name="T420"> </text:span><text:span text:style-name="T421">Enactivism</text:span><text:span text:style-name="T422">:</text:span><text:span text:style-name="T423"> </text:span><text:span text:style-name="T424">Intentionality</text:span><text:span text:style-name="T425">,</text:span><text:span text:style-name="T426"> </text:span><text:span text:style-name="T427">Phenomenology</text:span><text:span text:style-name="T428">,</text:span><text:span text:style-name="T429"> </text:span><text:span text:style-name="T430">and</text:span><text:span text:style-name="T431"> </text:span><text:span text:style-name="T432">Narrative</text:span><text:span text:style-name="T433">:</text:span><text:span text:style-name="T434"> </text:span><text:span text:style-name="T435">Focus</text:span><text:span text:style-name="T436"> </text:span><text:span text:style-name="T437">on</text:span><text:span text:style-name="T438"> </text:span><text:span text:style-name="T439">the</text:span><text:span text:style-name="T440"> </text:span><text:span text:style-name="T441">Philosophy</text:span><text:span text:style-name="T442"> </text:span><text:span text:style-name="T443">of</text:span><text:span text:style-name="T444"> </text:span><text:span text:style-name="T445">Daniel</text:span><text:span text:style-name="T446"> </text:span><text:span text:style-name="T447">D</text:span><text:span text:style-name="T448">.</text:span><text:span text:style-name="T449"> </text:span><text:span text:style-name="T450">Hutto</text:span>. Amsterdam; Philadelphia: J. Benjamins Pub. Co. <text:a xlink:type="simple" xlink:href="http://public.eblib.com/choice/publicfullrecord.aspx?p=623028" office:name=""><text:span text:style-name="Definition">http://public.eblib.com/choice/publicfullrecord.aspx?p=623028</text:span></text:a> (16 octobre 2016).</text:p>
      <text:p text:style-name="Text_20_body">Mesoudi, Alex. 2011. <text:span text:style-name="T451">Cultural</text:span><text:span text:style-name="T452"> </text:span><text:span text:style-name="T453">Evolution</text:span><text:span text:style-name="T454">:</text:span><text:span text:style-name="T455"> </text:span><text:span text:style-name="T456">How</text:span><text:span text:style-name="T457"> </text:span><text:span text:style-name="T458">Darwinian</text:span><text:span text:style-name="T459"> </text:span><text:span text:style-name="T460">Theory</text:span><text:span text:style-name="T461"> </text:span><text:span text:style-name="T462">Can</text:span><text:span text:style-name="T463"> </text:span><text:span text:style-name="T464">Explain</text:span><text:span text:style-name="T465"> </text:span><text:span text:style-name="T466">Human</text:span><text:span text:style-name="T467"> </text:span><text:span text:style-name="T468">Culture</text:span><text:span text:style-name="T469"> </text:span><text:span text:style-name="T470">and</text:span><text:span text:style-name="T471"> </text:span><text:span text:style-name="T472">Synthesize</text:span><text:span text:style-name="T473"> </text:span><text:span text:style-name="T474">the</text:span><text:span text:style-name="T475"> </text:span><text:span text:style-name="T476">Social</text:span><text:span text:style-name="T477"> </text:span><text:span text:style-name="T478">Sciences</text:span>. University of Chicago Press.</text:p>
      <text:p text:style-name="Text_20_body">Mesoudi, Alex, Andrew Whiten et Kevin N. Laland. 2006. Towards a unified science of cultural evolution. <text:span text:style-name="T479">Behavioral</text:span><text:span text:style-name="T480"> </text:span><text:span text:style-name="T481">and</text:span><text:span text:style-name="T482"> </text:span><text:span text:style-name="T483">Brain</text:span><text:span text:style-name="T484"> </text:span><text:span text:style-name="T485">Sciences</text:span> 29(04). 329‑347. doi:<text:a xlink:type="simple" xlink:href="https://doi.org/10.1017/S0140525X06009083" office:name=""><text:span text:style-name="Definition">10.1017/S0140525X06009083</text:span></text:a>. <text:a xlink:type="simple" xlink:href="http://journals.cambridge.org/article_S0140525X06009083" office:name=""><text:span text:style-name="Definition">http://journals.cambridge.org/article_S0140525X06009083</text:span></text:a> (13 février 2015).</text:p>
      <text:p text:style-name="Text_20_body">Miton, Helena, Nicolas Claidière et Hugo Mercier. 2015. Universal cognitive mechanisms explain the cultural success of bloodletting. <text:span text:style-name="T486">Evolution</text:span><text:span text:style-name="T487"> </text:span><text:span text:style-name="T488">and</text:span><text:span text:style-name="T489"> </text:span><text:span text:style-name="T490">Human</text:span><text:span text:style-name="T491"> </text:span><text:span text:style-name="T492">Behavior</text:span> 36(4). 303‑312. doi:<text:a xlink:type="simple" xlink:href="https://doi.org/10.1016/j.evolhumbehav.2015.01.003" office:name=""><text:span text:style-name="Definition">10.1016/j.evolhumbehav.2015.01.003</text:span></text:a>. <text:a xlink:type="simple" xlink:href="http://www.sciencedirect.com/science/article/pii/S1090513815000136" office:name=""><text:span text:style-name="Definition">http://www.sciencedirect.com/science/article/pii/S1090513815000136</text:span></text:a> (25 juin 2016).</text:p>
      <text:p text:style-name="Text_20_body">Morin, Olivier. 2013. How portraits turned their eyes upon us: Visual preferences and demographic change in cultural evolution. <text:span text:style-name="T493">Evolution</text:span><text:span text:style-name="T494"> </text:span><text:span text:style-name="T495">and</text:span><text:span text:style-name="T496"> </text:span><text:span text:style-name="T497">Human</text:span><text:span text:style-name="T498"> </text:span><text:span text:style-name="T499">Behavior</text:span> 34(3). 222‑229. doi:<text:a xlink:type="simple" xlink:href="https://doi.org/10.1016/j.evolhumbehav.2013.01.004" office:name=""><text:span text:style-name="Definition">10.1016/j.evolhumbehav.2013.01.004</text:span></text:a>. <text:a xlink:type="simple" xlink:href="http://www.ehbonline.org/article/S1090513813000056/abstract" office:name=""><text:span text:style-name="Definition">http://www.ehbonline.org/article/S1090513813000056/abstract</text:span></text:a> (18 mai 2016).</text:p>
      <text:p text:style-name="Text_20_body">Moussaïd, Mehdi, Henry Brighton et Wolfgang Gaissmaier. 2015. The amplification of risk in experimental diffusion chains. <text:span text:style-name="T500">Proceedings</text:span><text:span text:style-name="T501"> </text:span><text:span text:style-name="T502">of</text:span><text:span text:style-name="T503"> </text:span><text:span text:style-name="T504">the</text:span><text:span text:style-name="T505"> </text:span><text:span text:style-name="T506">National</text:span><text:span text:style-name="T507"> </text:span><text:span text:style-name="T508">Academy</text:span><text:span text:style-name="T509"> </text:span><text:span text:style-name="T510">of</text:span><text:span text:style-name="T511"> </text:span><text:span text:style-name="T512">Sciences</text:span> 112(18). 5631‑5636. doi:<text:a xlink:type="simple" xlink:href="https://doi.org/10.1073/pnas.1421883112" office:name=""><text:span text:style-name="Definition">10.1073/pnas.1421883112</text:span></text:a>. <text:a xlink:type="simple" xlink:href="http://www.pnas.org/content/112/18/5631" office:name=""><text:span text:style-name="Definition">http://www.pnas.org/content/112/18/5631</text:span></text:a> (10 juin 2015).</text:p>
      <text:p text:style-name="Text_20_body">Neumann-Held, Eva M. 2001. Let’s Talk About Genes: The Process Molecular Gene Concept and Its Context. In Susan Oyama, Paul Griffiths et Russell D Gray (éd.), <text:span text:style-name="T513">Cycles</text:span><text:span text:style-name="T514"> </text:span><text:span text:style-name="T515">of</text:span><text:span text:style-name="T516"> </text:span><text:span text:style-name="T517">contingency:</text:span><text:span text:style-name="T518"> </text:span><text:span text:style-name="T519">developmental</text:span><text:span text:style-name="T520"> </text:span><text:span text:style-name="T521">systems</text:span><text:span text:style-name="T522"> </text:span><text:span text:style-name="T523">and</text:span><text:span text:style-name="T524"> </text:span><text:span text:style-name="T525">evolution</text:span>, 69‑84. Cambridge, Mass.: MIT Press.</text:p>
      <text:p text:style-name="Text_20_body">O’Regan, J. Kevin et Alva Noë. 2001. A sensorimotor account of vision and visual consciousness. <text:span text:style-name="T526">Behavioral</text:span><text:span text:style-name="T527"> </text:span><text:span text:style-name="T528">and</text:span><text:span text:style-name="T529"> </text:span><text:span text:style-name="T530">Brain</text:span><text:span text:style-name="T531"> </text:span><text:span text:style-name="T532">Sciences</text:span> 24(05). 939‑973. doi:<text:a xlink:type="simple" xlink:href="https://doi.org/10.1017/S0140525X01000115" office:name=""><text:span text:style-name="Definition">10.1017/S0140525X01000115</text:span></text:a>. <text:a xlink:type="simple" xlink:href="http://journals.cambridge.org/article_S0140525X01000115" office:name=""><text:span text:style-name="Definition">http://journals.cambridge.org/article_S0140525X01000115</text:span></text:a> (10 novembre 2014).</text:p>
      <text:p text:style-name="Text_20_body">Oyama, Susan, Paul Griffiths et Russell D Gray. 2001. <text:span text:style-name="T533">Cycles</text:span><text:span text:style-name="T534"> </text:span><text:span text:style-name="T535">of</text:span><text:span text:style-name="T536"> </text:span><text:span text:style-name="T537">contingency:</text:span><text:span text:style-name="T538"> </text:span><text:span text:style-name="T539">developmental</text:span><text:span text:style-name="T540"> </text:span><text:span text:style-name="T541">systems</text:span><text:span text:style-name="T542"> </text:span><text:span text:style-name="T543">and</text:span><text:span text:style-name="T544"> </text:span><text:span text:style-name="T545">evolution</text:span>. Cambridge, Mass.: MIT Press.</text:p>
      <text:p text:style-name="Text_20_body">Portin, Petter. 1993. The Concept of the Gene: Short History and Present Status. <text:span text:style-name="T546">The</text:span><text:span text:style-name="T547"> </text:span><text:span text:style-name="T548">Quarterly</text:span><text:span text:style-name="T549"> </text:span><text:span text:style-name="T550">Review</text:span><text:span text:style-name="T551"> </text:span><text:span text:style-name="T552">of</text:span><text:span text:style-name="T553"> </text:span><text:span text:style-name="T554">Biology</text:span> 68(2). 173‑223. <text:a xlink:type="simple" xlink:href="http://www.jstor.org/stable/2829967" office:name=""><text:span text:style-name="Definition">http://www.jstor.org/stable/2829967</text:span></text:a> (22 octobre 2016).</text:p>
      <text:p text:style-name="Text_20_body">Prum, Richard O. et Alan H. Brush. 2014. Which Came First, the Feather or the Bird? <text:span text:style-name="T555">Scientific</text:span><text:span text:style-name="T556"> </text:span><text:span text:style-name="T557">American</text:span> 23. 76‑85. doi:<text:a xlink:type="simple" xlink:href="https://doi.org/10.1038/scientificamericandinosaurs0514-76" office:name=""><text:span text:style-name="Definition">10.1038/scientificamericandinosaurs0514-76</text:span></text:a>. <text:a xlink:type="simple" xlink:href="http://www.nature.com.gate3.inist.fr/scientificamerican/journal/v23/n2s/full/scientificamericandinosaurs0514-76.html" office:name=""><text:span text:style-name="Definition">http://www.nature.com.gate3.inist.fr/scientificamerican/journal/v23/n2s/full/scientificamericandinosaurs0514-76.html</text:span></text:a> (21 février 2016).</text:p>
      <text:p text:style-name="Text_20_body">Simmons, Matthew P., Lada A. Adamic et Eytan Adar. 2011. Memes Online: Extracted, Subtracted, Injected, and Recollected. In, <text:span text:style-name="T558">Fifth</text:span><text:span text:style-name="T559"> </text:span><text:span text:style-name="T560">International</text:span><text:span text:style-name="T561"> </text:span><text:span text:style-name="T562">AAAI</text:span><text:span text:style-name="T563"> </text:span><text:span text:style-name="T564">Conference</text:span><text:span text:style-name="T565"> </text:span><text:span text:style-name="T566">on</text:span><text:span text:style-name="T567"> </text:span><text:span text:style-name="T568">Weblogs</text:span><text:span text:style-name="T569"> </text:span><text:span text:style-name="T570">and</text:span><text:span text:style-name="T571"> </text:span><text:span text:style-name="T572">Social</text:span><text:span text:style-name="T573"> </text:span><text:span text:style-name="T574">Media</text:span>. <text:a xlink:type="simple" xlink:href="http://www.aaai.org/ocs/index.php/ICWSM/ICWSM11/paper/view/2836" office:name=""><text:span text:style-name="Definition">http://www.aaai.org/ocs/index.php/ICWSM/ICWSM11/paper/view/2836</text:span></text:a> (12 février 2016).</text:p>
      <text:p text:style-name="Text_20_body">Slingerland, Edward G. 2008. <text:span text:style-name="T575">What</text:span><text:span text:style-name="T576"> </text:span><text:span text:style-name="T577">science</text:span><text:span text:style-name="T578"> </text:span><text:span text:style-name="T579">offers</text:span><text:span text:style-name="T580"> </text:span><text:span text:style-name="T581">the</text:span><text:span text:style-name="T582"> </text:span><text:span text:style-name="T583">humanities:</text:span><text:span text:style-name="T584"> </text:span><text:span text:style-name="T585">integrating</text:span><text:span text:style-name="T586"> </text:span><text:span text:style-name="T587">body</text:span><text:span text:style-name="T588"> </text:span><text:span text:style-name="T589">and</text:span><text:span text:style-name="T590"> </text:span><text:span text:style-name="T591">culture</text:span>. Cambridge; New York: Cambridge University Press.</text:p>
      <text:p text:style-name="Text_20_body">Sperber, Dan. 1996. <text:span text:style-name="T592">Explaining</text:span><text:span text:style-name="T593"> </text:span><text:span text:style-name="T594">culture:</text:span><text:span text:style-name="T595"> </text:span><text:span text:style-name="T596">a</text:span><text:span text:style-name="T597"> </text:span><text:span text:style-name="T598">naturalistic</text:span><text:span text:style-name="T599"> </text:span><text:span text:style-name="T600">approach</text:span>. Oxford, UK; Cambridge, Mass.: Blackwell.</text:p>
      <text:p text:style-name="Text_20_body">Weismann, August. 1893. <text:span text:style-name="T601">The</text:span><text:span text:style-name="T602"> </text:span><text:span text:style-name="T603">Germ</text:span><text:span text:style-name="T604">-</text:span><text:span text:style-name="T605">Plasm</text:span><text:span text:style-name="T606">:</text:span><text:span text:style-name="T607"> </text:span><text:span text:style-name="T608">A</text:span><text:span text:style-name="T609"> </text:span><text:span text:style-name="T610">Theory</text:span><text:span text:style-name="T611"> </text:span><text:span text:style-name="T612">of</text:span><text:span text:style-name="T613"> </text:span><text:span text:style-name="T614">Heredity</text:span>. Scribner’s.</text:p>
      <text:p text:style-name="Text_20_body">West-Eberhard, Mary Jane. 2003. <text:span text:style-name="T615">Developmental</text:span><text:span text:style-name="T616"> </text:span><text:span text:style-name="T617">plasticity</text:span><text:span text:style-name="T618"> </text:span><text:span text:style-name="T619">and</text:span><text:span text:style-name="T620"> </text:span><text:span text:style-name="T621">evolution</text:span>. Oxford; New York: Oxford University Press.</text:p>
      <text:p text:style-name="Text_20_body">Wittgenstein, Ludwig et Gertrude Elizabeth Margaret Anscombe. 1958. <text:span text:style-name="T622">Philosophical</text:span><text:span text:style-name="T623"> </text:span><text:span text:style-name="T624">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